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929"/>
    </style:style>
    <style:style style:name="P2" style:family="paragraph" style:parent-style-name="Standard">
      <style:text-properties officeooo:paragraph-rsid="001f3fd6"/>
    </style:style>
    <style:style style:name="P3" style:family="paragraph" style:parent-style-name="Standard">
      <style:text-properties officeooo:rsid="001c4929"/>
    </style:style>
    <style:style style:name="P4" style:family="paragraph" style:parent-style-name="Standard">
      <style:text-properties officeooo:rsid="001c4929" officeooo:paragraph-rsid="002007da"/>
    </style:style>
    <style:style style:name="P5" style:family="paragraph" style:parent-style-name="Standard">
      <style:text-properties officeooo:rsid="001c4929" officeooo:paragraph-rsid="0021f396"/>
    </style:style>
    <style:style style:name="P6" style:family="paragraph" style:parent-style-name="Standard">
      <style:text-properties officeooo:rsid="0030b409" officeooo:paragraph-rsid="002007da"/>
    </style:style>
    <style:style style:name="P7" style:family="paragraph" style:parent-style-name="Standard">
      <style:text-properties officeooo:rsid="0030b409" officeooo:paragraph-rsid="00229bed"/>
    </style:style>
    <style:style style:name="P8" style:family="paragraph" style:parent-style-name="Standard">
      <style:text-properties officeooo:rsid="0030b409" officeooo:paragraph-rsid="002668e6"/>
    </style:style>
    <style:style style:name="P9" style:family="paragraph" style:parent-style-name="Standard">
      <style:text-properties officeooo:rsid="0041461f" officeooo:paragraph-rsid="0021f396"/>
    </style:style>
    <style:style style:name="P10" style:family="paragraph" style:parent-style-name="Standard">
      <style:text-properties officeooo:paragraph-rsid="0021f396"/>
    </style:style>
    <style:style style:name="P11" style:family="paragraph" style:parent-style-name="Standard">
      <style:text-properties officeooo:rsid="00229bed" officeooo:paragraph-rsid="00229bed"/>
    </style:style>
    <style:style style:name="P12" style:family="paragraph" style:parent-style-name="Standard">
      <style:text-properties officeooo:paragraph-rsid="002668e6"/>
    </style:style>
    <style:style style:name="T1" style:family="text">
      <style:text-properties officeooo:rsid="002007da"/>
    </style:style>
    <style:style style:name="T2" style:family="text">
      <style:text-properties officeooo:rsid="0021f396"/>
    </style:style>
    <style:style style:name="T3" style:family="text">
      <style:text-properties officeooo:rsid="00224baf"/>
    </style:style>
    <style:style style:name="T4" style:family="text">
      <style:text-properties officeooo:rsid="00229bed"/>
    </style:style>
    <style:style style:name="T5" style:family="text">
      <style:text-properties officeooo:rsid="0023cb1c"/>
    </style:style>
    <style:style style:name="T6" style:family="text">
      <style:text-properties officeooo:rsid="00258fe7"/>
    </style:style>
    <style:style style:name="T7" style:family="text">
      <style:text-properties officeooo:rsid="003b1784"/>
    </style:style>
    <style:style style:name="T8" style:family="text">
      <style:text-properties officeooo:rsid="002668e6"/>
    </style:style>
    <style:style style:name="T9" style:family="text">
      <style:text-properties officeooo:rsid="0027ee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Basis for D; here n=1 with delta_1=d1, delta_-1=c1, <text:span text:style-name="T1">X</text:span>_1=v1 and <text:span text:style-name="T1">X</text:span>_-1=w1</text:p>
      <text:p text:style-name="P1"/>
      <text:p text:style-name="P1">k&lt;q&gt;:=FieldOfFractions(PolynomialRing(Rationals(),1));</text:p>
      <text:p text:style-name="P1">D&lt;w1,v1,c1,d1&gt;:=FPAlgebra&lt;k,w1,v1,c1,d1|w1^2,v1^2,c1^2,d1^2,w1*v1+q^2*v1*w1,c1*d1+q^(-2)*d1*c1,c1*w1+w1*c1-(q^4-1)*v1*d1-1,c1*v1+(q^2)*v1*c1,d1*v1+v1*d1-1,d1*w1+(q^2)*w1*d1&gt;;</text:p>
      <text:p text:style-name="P11">Dimension(<text:span text:style-name="T5">D</text:span>);</text:p>
      <text:p text:style-name="P1">V,Vf:=Algebra(D);</text:p>
      <text:p text:style-name="P1">[V.i@@Vf: i in [1 .. Dimension(V)]];</text:p>
      <text:p text:style-name="P1"/>
      <text:p text:style-name="P4">//Basis for D; here n=<text:span text:style-name="T1">2</text:span> with delta_<text:span text:style-name="T1">i</text:span>=d<text:span text:style-name="T1">i</text:span>, delta_-<text:span text:style-name="T1">i</text:span>=c<text:span text:style-name="T1">i</text:span>, <text:span text:style-name="T1">X</text:span>_<text:span text:style-name="T1">i</text:span>=v<text:span text:style-name="T1">i</text:span> and <text:span text:style-name="T1">X</text:span>_-<text:span text:style-name="T1">i</text:span>=w<text:span text:style-name="T1">i</text:span></text:p>
      <text:p text:style-name="P1"/>
      <text:p text:style-name="P8">k&lt;q&gt;:=FieldOfFractions(PolynomialRing(Rationals(),1));</text:p>
      <text:p text:style-name="P12"><text:span text:style-name="T8">D</text:span>&lt;w1,w2,v1,v2,c1,c2,d1,d2&gt;:=FPAlgebra&lt;k,w1,w2,v1,v2,c1,c2,d1,d2|</text:p>
      <text:p text:style-name="P12">w1^2,w2^2,v1^2,v2^2,c1^2,c2^2,d1^2,d2^2,</text:p>
      <text:p text:style-name="P12">w2*v2+q^2*v2*w2,</text:p>
      <text:p text:style-name="P12">w1*v1+q^2*v1*w1-q^(2)*(q-q^(-1))*v2*w2,</text:p>
      <text:p text:style-name="P12">w1*v2+q*v2*w1,</text:p>
      <text:p text:style-name="P12">w2*v1+q*v1*w2,</text:p>
      <text:p text:style-name="P12">w1*w2+q*w2*w1,</text:p>
      <text:p text:style-name="P12">v2*v1+q*v1*v2,</text:p>
      <text:p text:style-name="P12">c2*d2+q^(-2)*d2*c2,</text:p>
      <text:p text:style-name="P12">c1*d1+q^(-2)*d1*c1+q^(-2)*(q-q^(-1))*d2*c2,</text:p>
      <text:p text:style-name="P12">c1*d2+q^(-1)*d2*c1,</text:p>
      <text:p text:style-name="P12">c2*d1+q^(-1)*d1*c2,</text:p>
      <text:p text:style-name="P12">c1*c2+q^(-1)*c2*c1,</text:p>
      <text:p text:style-name="P12">d2*d1+q^(-1)*d1*d2,</text:p>
      <text:p text:style-name="P12">d1*v1+v1*d1-1,</text:p>
      <text:p text:style-name="P12">d1*v2+q*v2*d1,</text:p>
      <text:p text:style-name="P12">d1*w2+q*w2*d1,</text:p>
      <text:p text:style-name="P12">d1*w1+q^2*w1*d1,</text:p>
      <text:p text:style-name="P12">d2*v1+q*v1*d2,</text:p>
      <text:p text:style-name="P12">d2*v2+v2*d2-q*(q-q^(-1))*v1*d1-1,</text:p>
      <text:p text:style-name="P12">d2*w2+q^2*w2*d2,</text:p>
      <text:p text:style-name="P12">d2*w1+q*w1*d2-q^2*(q-q^(-1))*w2*d1,</text:p>
      <text:p text:style-name="P12">c2*v1+q*v1*c2,</text:p>
      <text:p text:style-name="P12">c2*v2+q^2*v2*c2,</text:p>
      <text:p text:style-name="P12">c2*w2+w2*c2-(q^4-1)*v2*d2-q*(q-q^(-1))*v1*d1-1,</text:p>
      <text:p text:style-name="P12">c2*w1+q*w1*c2+q^4*(q-q^(-1))*v2*d1,</text:p>
      <text:p text:style-name="P12">c1*v1+q^2*v<text:span text:style-name="T7">1</text:span>*c1,</text:p>
      <text:p text:style-name="P12">c1*v2+q*v2*c1-q^2*(q-q^(-1))*v1*c2,</text:p>
      <text:p text:style-name="P12">c1*w2+q*w2*c1+q^4*(q-q^(-1))*v1*d2,</text:p>
      <text:p text:style-name="P8">c1*w1+w1*c1-(q^5+q)*(q-q^(-1))*v1*d1-q*(q-q^(-1))*v2*d2-q*(q-q^(-1))*w2*c2-1&gt;;</text:p>
      <text:p text:style-name="P6">Dimension(<text:span text:style-name="T4">D</text:span>);</text:p>
      <text:p text:style-name="P6">V,Vf:=Algebra(<text:span text:style-name="T4">D</text:span>);</text:p>
      <text:p text:style-name="P6">[V.i@@Vf: i in [1 .. Dimension(V)]];</text:p>
      <text:p text:style-name="P1"/>
      <text:p text:style-name="P1">//<text:span text:style-name="T9">Same notation, now c</text:span><text:span text:style-name="T2">hecking the analogs of Sugitan</text:span><text:span text:style-name="T3">i</text:span><text:span text:style-name="T2">’s relations for n=3 </text:span><text:span text:style-name="T9">(use the code above to compute dimension and basis)</text:span></text:p>
      <text:p text:style-name="P1"/>
      <text:p text:style-name="P1">k&lt;q&gt;:=FieldOfFractions(PolynomialRing(Rationals(),1));</text:p>
      <text:p text:style-name="Standard">F&lt;c1,c2,c3,d3,d2,d1,w1,w2,w3,v3,v2,v1&gt;:=FreeAlgebra(k,12);</text:p>
      <text:p text:style-name="Standard"><text:soft-page-break/>W&lt;C1,C2,C3,D3,D2,D1,W1,W2,W3,V3,V2,V1&gt;:=quo&lt;F|w1^2,w2^2,w3^2,v1^2,v2^2,v3^2,c1^2,c2^2,c3^2,d1^2,d2^2,d3^2,</text:p>
      <text:p text:style-name="Standard">w3*v3+q^2*v3*w3,</text:p>
      <text:p text:style-name="Standard">w2*v2+q^2*v2*w2-q^(2)*(q-q^(-1))*v3*w3,</text:p>
      <text:p text:style-name="Standard">w1*v1+q^2*v1*w1-q^(2)*(q-q^(-1))*v2*w2+q^(3)*(q-q^(-1))*v3*w3,</text:p>
      <text:p text:style-name="Standard">w1*v2+q*v2*w1,</text:p>
      <text:p text:style-name="Standard">w1*v3+q*v3*w1,</text:p>
      <text:p text:style-name="Standard">w2*v1+q*v1*w2,</text:p>
      <text:p text:style-name="Standard">w2*v3+q*v3*w2,</text:p>
      <text:p text:style-name="Standard">w3*v1+q*v1*w3,</text:p>
      <text:p text:style-name="Standard">w3*v2+q*v2*w3,</text:p>
      <text:p text:style-name="Standard">w1*w2+q*w2*w1,</text:p>
      <text:p text:style-name="Standard">w1*w3+q*w3*w1,</text:p>
      <text:p text:style-name="Standard">w2*w3+q*w3*w2,</text:p>
      <text:p text:style-name="Standard">v2*v1+q*v1*v2,</text:p>
      <text:p text:style-name="Standard">v3*v1+q*v1*v3,</text:p>
      <text:p text:style-name="Standard">v3*v2+q*v2*v3,</text:p>
      <text:p text:style-name="Standard">c3*d3+q^(-2)*d3*c3,</text:p>
      <text:p text:style-name="Standard">c2*d2+q^(-2)*d2*c2+q^(-2)*(q-q^(-1))*d3*c3,</text:p>
      <text:p text:style-name="Standard">c1*d1+q^(-2)*d1*c1+q^(-2)*(q-q^(-1))*d2*c2-q^(-3)*(q-q^(-1))*d3*c3,</text:p>
      <text:p text:style-name="Standard">c1*d2+q^(-1)*d2*c1,</text:p>
      <text:p text:style-name="Standard">c1*d3+q^(-1)*d3*c1,</text:p>
      <text:p text:style-name="Standard">c2*d1+q^(-1)*d1*c2,</text:p>
      <text:p text:style-name="Standard">c2*d3+q^(-1)*d3*c2,</text:p>
      <text:p text:style-name="Standard">c3*d1+q^(-1)*d1*c3,</text:p>
      <text:p text:style-name="Standard">c3*d2+q^(-1)*d2*c3,</text:p>
      <text:p text:style-name="Standard">c1*c2+q^(-1)*c2*c1,</text:p>
      <text:p text:style-name="Standard">c1*c3+q^(-1)*c3*c1,</text:p>
      <text:p text:style-name="Standard">c2*c3+q^(-1)*c3*c2,</text:p>
      <text:p text:style-name="Standard">d2*d1+q^(-1)*d1*d2,</text:p>
      <text:p text:style-name="Standard">d3*d1+q^(-1)*d1*d3,</text:p>
      <text:p text:style-name="Standard">d3*d2+q^(-1)*d2*d3,</text:p>
      <text:p text:style-name="Standard">d1*v2 + q*v2*d1,</text:p>
      <text:p text:style-name="Standard">d1*v3 + q*v3*d1,</text:p>
      <text:p text:style-name="Standard">d1*w3 + q*w3*d1,</text:p>
      <text:p text:style-name="Standard">d1*w2 + q*w2*d1,</text:p>
      <text:p text:style-name="Standard">d1*w1 + q^2*w1*d1,</text:p>
      <text:p text:style-name="Standard">d2*v1 + q*v1*d2,</text:p>
      <text:p text:style-name="Standard">d2*v3 + q*v3*d2,</text:p>
      <text:p text:style-name="Standard">d2*w3 + q*w3*d2,</text:p>
      <text:p text:style-name="Standard">d2*w2 + q^2*w2*d2,</text:p>
      <text:p text:style-name="Standard">d2*w1 + q*w1*d2 - q^2*(q-q^(-1))*w2*d1,</text:p>
      <text:p text:style-name="Standard">d3*v1 + q*v1*d3,</text:p>
      <text:p text:style-name="Standard">d3*v2 + q*v2*d3,</text:p>
      <text:p text:style-name="Standard">d3*w3 + q^2*w3*d3,</text:p>
      <text:p text:style-name="Standard">d3*w2 + q*w2*d3 - q^2*(q-q^(-1))*w3*d2,</text:p>
      <text:p text:style-name="Standard">d3*w1 + q*w1*d3 + q^3*(q-q^(-1))*w3*d1,</text:p>
      <text:p text:style-name="Standard">c3*v1 + q*v1*c3,</text:p>
      <text:p text:style-name="Standard">c3*v2 + q*v2*c3,</text:p>
      <text:p text:style-name="Standard">c3*v3 + q^2*v3*c3,</text:p>
      <text:p text:style-name="Standard">c3*w2 + q*w2*c3 + q^4*(q-q^(-1))*v3*d2,</text:p>
      <text:p text:style-name="Standard">c3*w1 + q*w1*c3 - q^5*(q-q^(-1))*v3*d1,</text:p>
      <text:p text:style-name="Standard"><text:soft-page-break/>c2*v1 + q*v1*c2,</text:p>
      <text:p text:style-name="Standard">c2*v2 + q^2*v2*c2,</text:p>
      <text:p text:style-name="Standard">c2*v3 + q*v3*c2 - q^2*(q-q^(-1))*v2*c3,</text:p>
      <text:p text:style-name="Standard">c2*w3 + q*w3*c2 + q^4*(q-q^(-1))*v2*d3,</text:p>
      <text:p text:style-name="Standard">c2*w1 + q*w1*c2 + q^6*(q-q^(-1))*v2*d1,</text:p>
      <text:p text:style-name="Standard">c1*v1 + q^2*v1*c1,</text:p>
      <text:p text:style-name="Standard">c1*v2 + q*v2*c1 - q^2*(q-q^(-1))*v1*c2,</text:p>
      <text:p text:style-name="Standard">c1*v3 + q*v3*c1 + q^3*(q-q^(-1))*v1*c3,</text:p>
      <text:p text:style-name="Standard">c1*w3 + q*w3*c1 - q^5*(q-q^(-1))*v1*d3,</text:p>
      <text:p text:style-name="Standard">c1*w2 + q*w2*c1 + q^6*(q-q^(-1))*v1*d2,</text:p>
      <text:p text:style-name="Standard">d1*v1 + v1*d1 - 1,</text:p>
      <text:p text:style-name="Standard">d2*v2 + v2*d2 - q*(q-q^(-1))*v1*d1 - 1,</text:p>
      <text:p text:style-name="Standard">d3*v3 + v3*d3 - q*(q-q^(-1))*v2*d2 - q*(q-q^(-1))*v1*d1 -1,</text:p>
      <text:p text:style-name="Standard">c3*w3 + w3*c3 - (q^3+q)*(q-q^(-1))*v3*d3 - q*(q-q^(-1))*v2*d2 - q*(q-q^(-1))*v1*d1 -1,</text:p>
      <text:p text:style-name="Standard">c2*w2 + w2*c2 - q*(q-q^(-1))*w3*c3 - q*(q-q^(-1))*v3*d3 - (q^5+q)*(q-q^(-1))*v2*d2 - q*(q-q^(-1))*v1*d1 -1,</text:p>
      <text:p text:style-name="Standard">c1*w1 + w1*c1 - q*(q-q^(-1))*w2*c2 - q*(q-q^(-1))*w3*c3 - q*(q-q^(-1))*v3*d3 - q*(q-q^(-1))*v2*d2 - (q^7+q)*(q-q^(-1))*v1*d1 - 1&gt;;</text:p>
      <text:p text:style-name="Standard">J:=ideal&lt;W|c1,c2,c3,d3,d2,d1&gt;;</text:p>
      <text:p text:style-name="Standard">//</text:p>
      <text:p text:style-name="P2">//Sugitani,Equation 2.44, ConsiDer output moDulo iDeal D_q*&lt;C_i, D_j&gt;.</text:p>
      <text:p text:style-name="P2">//Note that We get (1+q^2) insteaD of (q+q^(-1)).</text:p>
      <text:p text:style-name="P2">e:=q*v1*w1 - q^2*v2*w2 + q^3*v3*w3;</text:p>
      <text:p text:style-name="P2">e2:=(q+ q^(-1))^(-1)*e*e;</text:p>
      <text:p text:style-name="P2">e3:=(q^2+ 1+ q^(-2))^(-1)*(q+ q^(-1))^(-1)*e*e*e;</text:p>
      <text:p text:style-name="P2">f:=q^(-1)*d1*c1 - q^(-2)*d2*c2 + q^(-3)*d3*c3;</text:p>
      <text:p text:style-name="P2">i:=w1*c1 + w2*c2 + w3*c3 + v3*d3 + v2*d2 + v1*d1;</text:p>
      <text:p text:style-name="P2">ii:= i + q*(q-q^(-1))*e*f;</text:p>
      <text:p text:style-name="P2">J0 := ideal&lt;W|ii&gt;;</text:p>
      <text:p text:style-name="P2">J0 subset J;</text:p>
      <text:p text:style-name="P2">J1 := ideal&lt;W|ii*v1-v1&gt;;</text:p>
      <text:p text:style-name="P2">J1 subset J;</text:p>
      <text:p text:style-name="P2">J2 := ideal&lt;W|ii*v1*w1-(q^2+1)*v1*w1&gt;;</text:p>
      <text:p text:style-name="P2">J2 subset J;</text:p>
      <text:p text:style-name="P2">J3 := ideal&lt;W|ii*v2*w2*w1 - (q^4 + q^2 + 1)*v2*w2*w1&gt;;</text:p>
      <text:p text:style-name="P2">J3 subset J;</text:p>
      <text:p text:style-name="P2">J4 := ideal&lt;W|ii*v1*w3*w1 - (q^4 + q^2 + 1)*v1*w3*w1&gt;;</text:p>
      <text:p text:style-name="P2">J4 subset J;</text:p>
      <text:p text:style-name="P2">J5 := ideal&lt;W|ii*v1*v2*v3*w3*w2*w1 - (q^10 + q^8 + q^6 + q^4 + q^2 + 1)*v1*v2*v3*w3*w2*w1&gt;;</text:p>
      <text:p text:style-name="P2">J5 subset J;</text:p>
      <text:p text:style-name="Standard">//</text:p>
      <text:p text:style-name="Standard">E:=q*V1*W1 - q^2*V2*W2 + q^3*V3*W3;</text:p>
      <text:p text:style-name="Standard">E2:=(q+ q^(-1))^(-1)*E*E;</text:p>
      <text:p text:style-name="Standard">E3:=(q^2+ 1+ q^(-2))^(-1)*(q+ q^(-1))^(-1)*E*E*E;</text:p>
      <text:p text:style-name="Standard">F:=q^(-1)*D1*C1 - q^(-2)*D2*C2 + q^(-3)*D3*C3;</text:p>
      <text:p text:style-name="Standard">I:=W1*C1 + W2*C2 + W3*C3 + V3*D3 + V2*D2 + V1*D1;</text:p>
      <text:p text:style-name="Standard">II:= I + q*(q-q^(-1))*E*F;</text:p>
      <text:p text:style-name="Standard">//Sugitani,Prop 2.9 (1)</text:p>
      <text:p text:style-name="Standard">I*V1-q^2*V1*I - (q-q^(-1))*q^2*E*C1 - V1,</text:p>
      <text:p text:style-name="Standard">I*V2-q^2*V2*I + (q-q^(-1))*q^3*E*C2 - V2,</text:p>
      <text:p text:style-name="Standard">I*V3-q^2*V3*I - (q-q^(-1))*q^4*E*C3 - V3,</text:p>
      <text:p text:style-name="Standard"><text:soft-page-break/>I*W3-q^2*W3*I + (q-q^(-1))*q^6*E*D3 - W3,</text:p>
      <text:p text:style-name="Standard">I*W2-q^2*W2*I - (q-q^(-1))*q^7*E*D2 - W2,</text:p>
      <text:p text:style-name="Standard">I*W1-q^2*W1*I + (q-q^(-1))*q^8*E*D1 - W1,</text:p>
      <text:p text:style-name="Standard">//Sugitani,Prop 2.9 (2)</text:p>
      <text:p text:style-name="Standard">F*V1 - q^2*V1*F + q*C1,</text:p>
      <text:p text:style-name="Standard">F*V2 - q^2*V2*F - q^2*C2,</text:p>
      <text:p text:style-name="Standard">F*V3 - q^2*V3*F + q^3*C3,</text:p>
      <text:p text:style-name="Standard">F*W3 - q^2*W3*F - q^5*D3,</text:p>
      <text:p text:style-name="Standard">F*W2 - q^2*W2*F + q^6*D2,</text:p>
      <text:p text:style-name="Standard">F*W1 - q^2*W1*F - q^7*D1,</text:p>
      <text:p text:style-name="Standard">//Sugitani,Prop 2.9 (3)</text:p>
      <text:p text:style-name="Standard">II*V1- q^2*V1*II - V1,</text:p>
      <text:p text:style-name="Standard">II*V2- q^2*V2*II - V2,</text:p>
      <text:p text:style-name="Standard">II*V3- q^2*V3*II - V3,</text:p>
      <text:p text:style-name="Standard">II*W3- q^2*W3*II - W3,</text:p>
      <text:p text:style-name="Standard">II*W2- q^2*W2*II - W2,</text:p>
      <text:p text:style-name="Standard">II*W1- q^2*W1*II - W1,</text:p>
      <text:p text:style-name="Standard">//Sugitani,Prop 2.9 (4)</text:p>
      <text:p text:style-name="Standard">C1*E - q^2*E*C1 + q^7*V1,</text:p>
      <text:p text:style-name="Standard">C2*E - q^2*E*C2 - q^6*V2,</text:p>
      <text:p text:style-name="Standard">C3*E - q^2*E*C3 + q^5*V3,</text:p>
      <text:p text:style-name="Standard">D3*E - q^2*E*D3 - q^3*W3,</text:p>
      <text:p text:style-name="Standard">D2*E - q^2*E*D2 + q^2*W2,</text:p>
      <text:p text:style-name="Standard">D1*E - q^2*E*D1 - q^1*W1,</text:p>
      <text:p text:style-name="Standard">//Sugitani,Prop 2.9 (5)</text:p>
      <text:p text:style-name="Standard">C1*I - q^2*I*C1 - (q-q^(-1))*q^8*V1*F - C1,</text:p>
      <text:p text:style-name="Standard">C2*I - q^2*I*C2 + (q-q^(-1))*q^7*V2*F - C2,</text:p>
      <text:p text:style-name="Standard">C3*I - q^2*I*C3 - (q-q^(-1))*q^6*V3*F - C3,</text:p>
      <text:p text:style-name="Standard">D3*I - q^2*I*D3 + (q-q^(-1))*q^4*W3*F - D3,</text:p>
      <text:p text:style-name="Standard">D2*I - q^2*I*D2 - (q-q^(-1))*q^3*W2*F - D2,</text:p>
      <text:p text:style-name="Standard">D1*I - q^2*I*D1 + (q-q^(-1))*q^2*W1*F - D1,</text:p>
      <text:p text:style-name="Standard">//Sugitani,Prop 2.9 (6) This one seems Different, note the (q^4+q^(-4)) here that DiDn't appear elseWhere in our Case...</text:p>
      <text:p text:style-name="Standard">I*F - q^(-2)*F*I + (q^4+q^(-4))*q^2*F,</text:p>
      <text:p text:style-name="Standard">//Sugitani,Prop 2.9 (7) This one also seems Different, note the (q^4+q^(-4)) here that DiDn't appear elseWhere in our Case...</text:p>
      <text:p text:style-name="Standard">E*I - q^(-2)*I*E + (q^4+q^(-4))*q^2*E,</text:p>
      <text:p text:style-name="Standard">//Sugitani, Equation (2.46)</text:p>
      <text:p text:style-name="Standard">E*F - q^(-4)*F*E + q^(-2)*I - (q^4 + q^2 + 1)*q^(-2),</text:p>
      <text:p text:style-name="Standard">//Sugitani, Equation (2.47)</text:p>
      <text:p text:style-name="Standard">q^(-2)*F*E - E*F - II + (q^4 + q^2 + 1),</text:p>
      <text:p text:style-name="Standard">q^(-5)*F*E2 - q^(-1)*E2*F - E*II + (q^2+1)*E,</text:p>
      <text:p text:style-name="Standard">q^(-8)*F*E3 - q^(-2)*E3*F - E2*II + (1)*E2,</text:p>
      <text:p text:style-name="Standard">//E4=0 anD E3*II= 0, so no neeD to Continue...</text:p>
      <text:p text:style-name="Standard">//Sugitani, Equation (2.50)</text:p>
      <text:p text:style-name="Standard">W1*V1 + V1*W1 + (q-q^(-1))*E,</text:p>
      <text:p text:style-name="Standard">C1*D1 + D1*C1 - (q-q^(-1))*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39:17.152437206</meta:creation-date>
    <dc:date>2023-03-11T18:13:13.107263536</dc:date>
    <meta:editing-duration>PT36M15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4" meta:paragraph-count="189" meta:word-count="718" meta:character-count="6234" meta:non-whitespace-character-count="5705"/>
  </office:meta>
</office:document-meta>
</file>